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291])" office:value-type="float" office:value="0.0000275764972099051" calcext:value-type="float">
            <text:p>2.75764972099051E-05</text:p>
          </table:table-cell>
          <table:table-cell table:formula="of:=AVERAGE([.N2:.N291])" office:value-type="float" office:value="0.0000443799600197887" calcext:value-type="float">
            <text:p>4.4379960019788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2:56:45.3339436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3-23T14:01:21.760069804</dc:date>
    <meta:editing-duration>P1DT3H13M43S</meta:editing-duration>
    <meta:editing-cycles>172</meta:editing-cycles>
    <meta:generator>LibreOffice/7.3.1.3$Linux_X86_64 LibreOffice_project/30$Build-3</meta:generator>
    <meta:document-statistic meta:table-count="1" meta:cell-count="4727" meta:object-count="0"/>
  </office:meta>
</office:document-meta>
</file>